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9a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>После обновления содержимого <text:span text:style-name="T1">FlashROM </text:span>рекомендуется нажать кнопку сброс!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><text:soft-page-break/></text:p>
      <text:p text:style-name="P15"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<text:soft-page-break/>процесс <text:s/>прошивания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<text:soft-page-break/>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13. <text:span text:style-name="T4">Кнопка </text:span>Magic</text:p>
      <text:p text:style-name="P16"/>
      <text:p text:style-name="P13">Начиная с версии 0.49 добавлена поддержка волшебной кнопки <text:span text:style-name="T1">Magic</text:span> со своим меню. Пока <text:soft-page-break/>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Выход из <text:span text:style-name="T1">Magic </text:span>производится кнопкой <text:span text:style-name="T1">E.</text:span></text:p>
      <text:p text:style-name="P16"/>
      <text:p text:style-name="P18">14.<text:span text:style-name="T4">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<text:span text:style-name="T1">15.</text:span>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ext:soft-page-break/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19T20:10:18.73</dc:date>
    <meta:editing-duration>P14DT4H25M30S</meta:editing-duration>
    <meta:editing-cycles>163</meta:editing-cycles>
    <meta:generator>LibreOffice/3.4$Win32 LibreOffice_project/340m1$Build-502</meta:generator>
    <meta:document-statistic meta:table-count="1" meta:image-count="0" meta:object-count="0" meta:page-count="6" meta:paragraph-count="151" meta:word-count="2184" meta:character-count="15746" meta:non-whitespace-character-count="13675"/>
  </office:meta>
</office:document-meta>
</file>